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" style:family="table-column">
      <style:table-column-properties style:column-width="3.3465in" style:use-optimal-column-width="false"/>
    </style:style>
    <style:style style:name="TableColumn70" style:family="table-column">
      <style:table-column-properties style:column-width="3.3465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casoGuia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10 10</text:p>
            <text:p text:style-name="TableContents">14</text:p>
            <text:p text:style-name="TableContents">1 0 1 5</text:p>
            <text:p text:style-name="TableContents">2 1 2 6</text:p>
            <text:p text:style-name="TableContents">3 6 3 9</text:p>
            <text:p text:style-name="TableContents">6 1 6 5</text:p>
            <text:p text:style-name="TableContents">8 0 8 6</text:p>
            <text:p text:style-name="TableContents">2 2 6 2</text:p>
            <text:p text:style-name="TableContents">2 4 6 4</text:p>
            <text:p text:style-name="TableContents">0 6 2 6</text:p>
            <text:p text:style-name="TableContents">3 6 6 6</text:p>
            <text:p text:style-name="TableContents">7 6 10 6</text:p>
            <text:p text:style-name="TableContents">3 7 9 7</text:p>
            <text:p text:style-name="TableContents">4 8 10 8</text:p>
            <text:p text:style-name="TableContents">7 9 3 9</text:p>
            <text:p text:style-name="TableContents">8 9 10 9</text:p>
          </table:table-cell>
          <table:table-cell table:style-name="TableCell12">
            <text:p text:style-name="TableContents">36</text:p>
          </table:table-cell>
        </table:table-row>
      </table:table>
      <text:p text:style-name="Standard"/>
      <text:p text:style-name="Standard"/>
      <text:p text:style-name="Standard">01_noSePuedeLlegarALaSalida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4 4</text:p>
            <text:p text:style-name="TableContents">1</text:p>
            <text:p text:style-name="TableContents">2 0 2 3</text:p>
          </table:table-cell>
          <table:table-cell table:style-name="TableCell23">
            <text:p text:style-name="TableContents">IMPOSIBLE</text:p>
          </table:table-cell>
        </table:table-row>
      </table:table>
      <text:p text:style-name="Standard"/>
      <text:p text:style-name="Standard">02_masDeUnCaminoMasCorto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4 4</text:p>
            <text:p text:style-name="TableContents">4</text:p>
            <text:p text:style-name="TableContents">1 1 1 3</text:p>
            <text:p text:style-name="TableContents">4 1 4 3</text:p>
            <text:p text:style-name="TableContents">0 0 2 0</text:p>
            <text:p text:style-name="TableContents">2 0 2 2</text:p>
          </table:table-cell>
          <table:table-cell table:style-name="TableCell34">
            <text:p text:style-name="TableContents">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3_muchasBifurcaciones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<text:s/>(Esperado)</text:p>
          </table:table-cell>
        </table:table-row>
        <table:table-row table:style-name="TableRow43">
          <table:table-cell table:style-name="TableCell44">
            <text:p text:style-name="TableContents">11 7</text:p>
            <text:p text:style-name="TableContents">15</text:p>
            <text:p text:style-name="TableContents">1 0 1 1</text:p>
            <text:p text:style-name="TableContents">1 1<text:s/>1 5</text:p>
            <text:p text:style-name="TableContents">2 1 4 1</text:p>
            <text:p text:style-name="TableContents">2 1 1 4</text:p>
            <text:p text:style-name="TableContents">1 4 4 4</text:p>
            <text:p text:style-name="TableContents">3 2 6 2</text:p>
            <text:p text:style-name="TableContents">3 3 6 3</text:p>
            <text:p text:style-name="TableContents">5 1 8 1</text:p>
            <text:p text:style-name="TableContents">8 1 8 4</text:p>
            <text:p text:style-name="TableContents">5 4 7 4</text:p>
            <text:p text:style-name="TableContents">9 1 9 6</text:p>
            <text:p text:style-name="TableContents">9 6 10 6</text:p>
            <text:p text:style-name="TableContents">2 5 8 5</text:p>
            <text:p text:style-name="TableContents">2 6 4 6</text:p>
            <text:p text:style-name="TableContents">5 6 8 6</text:p>
            <text:p text:style-name="TableContents"/>
          </table:table-cell>
          <table:table-cell table:style-name="TableCell45">
            <text:p text:style-name="TableContents">16</text:p>
          </table:table-cell>
        </table:table-row>
      </table:table>
      <text:p text:style-name="Standard"/>
      <text:p text:style-name="Standard">04_limiteInferior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2 1</text:p>
            <text:p text:style-name="TableContents">1</text:p>
            <text:p text:style-name="TableContents">1 0 1 0</text:p>
          </table:table-cell>
          <table:table-cell table:style-name="TableCell56">
            <text:p text:style-name="TableContents">IMPOSIBLE</text:p>
          </table:table-cell>
        </table:table-row>
      </table:table>
      <text:p text:style-name="Standard"/>
      <text:p text:style-name="Standard">05_casoFatiga</text:p>
      <text:p text:style-name="Standard"><text:tab/>Descripción:</text:p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IN</text:p>
          </table:table-cell>
          <table:table-cell table:style-name="TableCell63">
            <text:p text:style-name="P64">OUT (Esperado)</text:p>
          </table:table-cell>
        </table:table-row>
        <table:table-row table:style-name="TableRow65">
          <table:table-cell table:style-name="TableCell66">
            <text:p text:style-name="TableContents">4000 4000</text:p>
            <text:p text:style-name="TableContents">1</text:p>
            <text:p text:style-name="TableContents">1 0 1 0</text:p>
          </table:table-cell>
          <table:table-cell table:style-name="TableCell67">
            <text:p text:style-name="TableContents">7998</text:p>
          </table:table-cell>
        </table:table-row>
      </table:table>
      <text:p text:style-name="Standard"/>
      <text:p text:style-name="Standard">06_salidaBloqueada</text:p>
      <text:p text:style-name="Standard"><text:tab/>Descripción:</text:p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IN</text:p>
          </table:table-cell>
          <table:table-cell table:style-name="TableCell74">
            <text:p text:style-name="P75">OUT (Esperado)</text:p>
          </table:table-cell>
        </table:table-row>
        <table:table-row table:style-name="TableRow76">
          <table:table-cell table:style-name="TableCell77">
            <text:p text:style-name="TableContents">2 2</text:p>
            <text:p text:style-name="TableContents">2</text:p>
            <text:p text:style-name="TableContents">1 0 1 1</text:p>
            <text:p text:style-name="TableContents">1 1 1 1</text:p>
          </table:table-cell>
          <table:table-cell table:style-name="TableCell78">
            <text:p text:style-name="TableContents">IMPOSIBLE</text:p>
          </table:table-cell>
        </table:table-row>
      </table:table>
      <text:p text:style-name="Standard"/>
      <text:p text:style-name="Standard"/>
      <text:soft-page-break/>
      <text:p text:style-name="Standard">07_entradaBloqueada</text:p>
      <text:p text:style-name="Standard"><text:tab/>Descripción:</text:p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N</text:p>
          </table:table-cell>
          <table:table-cell table:style-name="TableCell85">
            <text:p text:style-name="P86">OUT (Esperado)</text:p>
          </table:table-cell>
        </table:table-row>
        <table:table-row table:style-name="TableRow87">
          <table:table-cell table:style-name="TableCell88">
            <text:p text:style-name="TableContents">2 2</text:p>
            <text:p text:style-name="TableContents">2</text:p>
            <text:p text:style-name="TableContents">1 0 1 0</text:p>
            <text:p text:style-name="TableContents">0 1 0 1</text:p>
          </table:table-cell>
          <table:table-cell table:style-name="TableCell89">
            <text:p text:style-name="TableContents">IMPOSI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7T17:52:00Z</meta:creation-date>
    <dc:date>2016-11-17T21:35:00Z</dc:date>
    <meta:template xlink:href="Normal" xlink:type="simple"/>
    <meta:editing-cycles>4</meta:editing-cycles>
    <meta:editing-duration>PT13380S</meta:editing-duration>
    <meta:document-statistic meta:page-count="3" meta:paragraph-count="1" meta:word-count="141" meta:character-count="919" meta:row-count="6" meta:non-whitespace-character-count="779"/>
  </office:meta>
</office:document-meta>
</file>